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9cm"/>
    </style:style>
    <style:style style:name="co2" style:family="table-column">
      <style:table-column-properties fo:break-before="auto" style:column-width="5.8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ef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BJ He - cgonzalezgarcia.com</text:p>
          </table:table-cell>
          <table:table-cell office:value-type="string" calcext:value-type="string">
            <text:p>duplicate entry</text:p>
          </table:table-cell>
          <table:table-cell/>
        </table:table-row>
        <table:table-row table:style-name="ro1">
          <table:table-cell office:value-type="string" calcext:value-type="string">
            <text:p>W Shen, Y Tong, F Li, Y Yuan, <text:a xlink:href="https://scholar.google.co.uk/citations?user=mINykdQwol0C&amp;hl=en&amp;oi=sra" xlink:type="simple">B Hommel</text:a>, C Liu… - Biological …, 2018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W Shen, Y Yuan, C Liu, X Zhang, J Luo… - International Journal of …, 2016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F Huang, <text:a xlink:href="https://scholar.google.co.uk/citations?user=8qN4c0YAAAAJ&amp;hl=en&amp;oi=sra" xlink:type="simple">J Fan</text:a>, J Luo - Neuroimage, 2015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3">
          <table:table-cell office:value-type="string" calcext:value-type="string">
            <text:p><text:a xlink:href="https://scholar.google.co.uk/citations?user=DtE_4eIAAAAJ&amp;hl=en&amp;oi=sra" xlink:type="simple">JM Kizilirmak</text:a>, H Thuerich, K Folta-Schoofs… - Frontiers in …, 2016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F Huang, S Tang, <text:a xlink:href="https://scholar.google.co.uk/citations?user=2BvlKGAAAAAJ&amp;hl=en&amp;oi=sra" xlink:type="simple">P Sun</text:a>, J Luo - Neuroimage, 2018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4RU_vSQAAAAJ&amp;hl=en&amp;oi=sra" xlink:type="simple">C González-García</text:a>, <text:a xlink:href="https://scholar.google.co.uk/citations?user=2E66toIAAAAJ&amp;hl=en&amp;oi=sra" xlink:type="simple">MW Flounders</text:a>, R Chang, <text:a xlink:href="https://scholar.google.co.uk/citations?user=0MRhllIAAAAJ&amp;hl=en&amp;oi=sra" xlink:type="simple">AT Baria</text:a>… - elife, 2018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2E66toIAAAAJ&amp;hl=en&amp;oi=sra" xlink:type="simple">MW Flounders</text:a>, <text:a xlink:href="https://scholar.google.co.uk/citations?user=4RU_vSQAAAAJ&amp;hl=en&amp;oi=sra" xlink:type="simple">C González-García</text:a>, <text:a xlink:href="https://scholar.google.co.uk/citations?user=vU1nuGUAAAAJ&amp;hl=en&amp;oi=sra" xlink:type="simple">R Hardstone</text:a>… - Elife, 2019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ZLUnbhgAAAAJ&amp;hl=en&amp;oi=sra" xlink:type="simple">J Samaha</text:a>, <text:a xlink:href="https://scholar.google.co.uk/citations?user=qZLGnroAAAAJ&amp;hl=en&amp;oi=sra" xlink:type="simple">B Boutonnet</text:a>, <text:a xlink:href="https://scholar.google.co.uk/citations?user=5PBkBFgAAAAJ&amp;hl=en&amp;oi=sra" xlink:type="simple">G Lupyan</text:a> - Biorxiv, 2017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W Shen, Y Tong, Y Yuan, H Zhan, C Liu, J Luo… - Applied …, 2018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Y Xia, <text:a xlink:href="https://scholar.google.co.uk/citations?user=msURvP8AAAAJ&amp;hl=en&amp;oi=sra" xlink:type="simple">K Zhuang</text:a>, J Sun, <text:a xlink:href="https://scholar.google.co.uk/citations?user=ShOQlfgAAAAJ&amp;hl=en&amp;oi=sra" xlink:type="simple">Q Chen</text:a>, <text:a xlink:href="https://scholar.google.co.uk/citations?user=8CQd-e4AAAAJ&amp;hl=en&amp;oi=sra" xlink:type="simple">D Wei</text:a>, W Yang… - Neuroscience …, 2017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Y Li, X Xiao, W Ma, <text:a xlink:href="https://scholar.google.co.uk/citations?user=INzbFKsAAAAJ&amp;hl=en&amp;oi=sra" xlink:type="simple">J Jiang</text:a>, <text:a xlink:href="https://scholar.google.co.uk/citations?user=bsLpME8AAAAJ&amp;hl=en&amp;oi=sra" xlink:type="simple">J Qiu</text:a>, Q Zhang - Brain research, 2013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HkpvkRAAAAAJ&amp;hl=en&amp;oi=sra" xlink:type="simple">Y Oh</text:a>, <text:a xlink:href="https://scholar.google.co.uk/citations?user=0IrpdBkAAAAJ&amp;hl=en&amp;oi=sra" xlink:type="simple">C Chesebrough</text:a>, <text:a xlink:href="https://scholar.google.co.uk/citations?user=36JYul0AAAAJ&amp;hl=en&amp;oi=sra" xlink:type="simple">B Erickson</text:a>, <text:a xlink:href="https://scholar.google.co.uk/citations?user=EgbEMqsAAAAJ&amp;hl=en&amp;oi=sra" xlink:type="simple">F Zhang</text:a>, <text:a xlink:href="https://scholar.google.co.uk/citations?user=4insZUgAAAAJ&amp;hl=en&amp;oi=sra" xlink:type="simple">J Kounios</text:a> - NeuroImage, 2020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YCbSzJgAAAAJ&amp;hl=en&amp;oi=sra" xlink:type="simple">X Wu</text:a>, T Guo, T Tan, W Zhang, <text:a xlink:href="https://scholar.google.co.uk/citations?user=LHjM-YYAAAAJ&amp;hl=en&amp;oi=sra" xlink:type="simple">S Qin</text:a>, <text:a xlink:href="https://scholar.google.co.uk/citations?user=8qN4c0YAAAAJ&amp;hl=en&amp;oi=sra" xlink:type="simple">J Fan</text:a>, J Luo - Neuroimage, 2019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sPIgEJ4AAAAJ&amp;hl=en&amp;oi=sra" xlink:type="simple">M Becker</text:a>, <text:a xlink:href="https://scholar.google.co.uk/citations?user=k3u6_ZIAAAAJ&amp;hl=en&amp;oi=sra" xlink:type="simple">T Sommer</text:a>, <text:a xlink:href="https://scholar.google.co.uk/citations?user=NQn-v8wAAAAJ&amp;hl=en&amp;oi=sra" xlink:type="simple">S Kühn</text:a> - Human brain mapping, 2020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WB Shen, C Liu, Y Yuan, XJ Zhang, J Luo - Science China Life Sciences, 2013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F Yu, J Zhang, <text:a xlink:href="https://scholar.google.co.uk/citations?user=8qN4c0YAAAAJ&amp;hl=en&amp;oi=sra" xlink:type="simple">J Fan</text:a>, J Luo, W Zhang - Cognitive, Affective, &amp; Behavioral …, 2019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J Lin, X Cui, X Dai, L Mo - Frontiers in human neuroscience, 2018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VV Kozunov, <text:a xlink:href="https://scholar.google.co.uk/citations?user=c6vrn1UAAAAJ&amp;hl=en&amp;oi=sra" xlink:type="simple">TO West</text:a>, AY Nikolaeva, TA Stroganova… - NeuroImage, 2020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sPIgEJ4AAAAJ&amp;hl=en&amp;oi=sra" xlink:type="simple">M Becker</text:a>, <text:a xlink:href="https://scholar.google.co.uk/citations?user=NQn-v8wAAAAJ&amp;hl=en&amp;oi=sra" xlink:type="simple">S Kühn</text:a>, <text:a xlink:href="https://scholar.google.co.uk/citations?user=k3u6_ZIAAAAJ&amp;hl=en&amp;oi=sra" xlink:type="simple">T Sommer</text:a> - Journal of Cognitive Psychology, 2020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vU6fxLoAAAAJ&amp;hl=en&amp;oi=sra" xlink:type="simple">C Cui</text:a>, K Zhang, X Sun, J Luo - Psychological Research, 2021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Z Zhang, CM Warren, Y Lei, Q Xing, H Li - Biological Psychology, 2020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4RU_vSQAAAAJ&amp;hl=en&amp;oi=sra" xlink:type="simple">C González-García</text:a>, <text:a xlink:href="https://scholar.google.co.uk/citations?user=JXFqP7IAAAAJ&amp;hl=en&amp;oi=sra" xlink:type="simple">BJ He</text:a> - Journal of Neuroscience, 2021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DtE_4eIAAAAJ&amp;hl=en&amp;oi=sra" xlink:type="simple">JM Kizilirmak</text:a>, L Fischer, J Krause, <text:a xlink:href="https://scholar.google.co.uk/citations?user=0sEBiAIAAAAJ&amp;hl=en&amp;oi=sra" xlink:type="simple">J Soch</text:a>… - Frontiers in Aging …, 2021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F Yu, J Zhang, J Luo, W Zhang - Psychophysiology, 2021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Z Zhang, Y Lei, Q Xing, H Li - Psychophysiology, 2021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K Zhuang, <text:a xlink:href="https://scholar.google.co.uk/citations?user=TtKwAjAAAAAJ&amp;hl=en&amp;oi=sra" xlink:type="simple">Y Xia</text:a>, J Sun - Frontiers in psychology, 2015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C González-García, R Hardstone, BJ He - eLife, 2019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YI Alexandrov, O Svarnik, I Znamenskaya - Journal of Analytical Psychology, 2020</text:p>
          </table:table-cell>
          <table:table-cell office:value-type="string" calcext:value-type="string">
            <text:p>not a paper</text:p>
          </table:table-cell>
          <table:table-cell/>
        </table:table-row>
        <table:table-row table:style-name="ro1">
          <table:table-cell office:value-type="string" calcext:value-type="string">
            <text:p>M Becker, T Sommer, <text:a xlink:href="https://scholar.google.co.uk/citations?user=NQn-v8wAAAAJ&amp;hl=en&amp;oi=sra" xlink:type="simple">S Kühn</text:a></text:p>
          </table:table-cell>
          <table:table-cell office:value-type="string" calcext:value-type="string">
            <text:p>not a pap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L-sDWJQAAAAJ&amp;hl=en&amp;oi=sra" xlink:type="simple">M López-González</text:a> - dana.org</text:p>
          </table:table-cell>
          <table:table-cell office:value-type="string" calcext:value-type="string">
            <text:p>not a scientific article</text:p>
          </table:table-cell>
          <table:table-cell/>
        </table:table-row>
        <table:table-row table:style-name="ro1">
          <table:table-cell office:value-type="string" calcext:value-type="string">
            <text:p>N Hutton - ainhoaaristizabal.wordpress.com</text:p>
          </table:table-cell>
          <table:table-cell office:value-type="string" calcext:value-type="string">
            <text:p>not a scientific article</text:p>
          </table:table-cell>
          <table:table-cell/>
        </table:table-row>
        <table:table-row table:style-name="ro1">
          <table:table-cell office:value-type="string" calcext:value-type="string">
            <text:p>ЮИ Александров, ОЕ Сварник, ИИ Знаменская… - 2017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E Bachrach - Argentina: Editorial Conecta, 2015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沈汪兵， 罗劲， 刘昌， 袁媛 - 科学通报, 2012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ЕА Пырьев - Вестник Оренбургского государственного …, 2014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沈汪兵， 刘昌， 袁媛， 张小将， 罗劲 - 中国科学: 生命科学, 2013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ЛГ Стамова, АВ Гулин, АА Назирова - Вестник российских …, 2017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TT Raab, PL Madsen - 2018 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4">
          <table:table-cell office:value-type="string" calcext:value-type="string">
            <text:p>沈汪兵， 袁媛， 赵源， 贡喆， 刘昌 - 心理科学, 2017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石川哲朗， 戸嶋真弓， ビクトルス・ガルカビス… - 情報アクセス …, 2013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I Eichhorst - 2014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Y LAI, Q YANG, B HUANG, L SAI - Advances in Psychological …, 2019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赖燕群， 杨琪， 黄宝珍， 赛李阳 - 心理科学进展, 2019 - journal.psych.ac.cn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ЕА Огородникова - infran.ru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I Eichhorst - 2014 - GRIN Verlag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陈石， 梁正， 李香兰， 陈嫣然， 赵庆柏， 于全磊… - 心理学报, 2021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石川哲朗， 戸嶋真弓， 岡本里夏… - 研究報告ヒューマン …, 2014 - ipsj.ixsq.nii.ac.jp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М Колбенева, Ю Александров, О Сварник… - 2021 - books.google.com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ЕА Пырьев - Учёные записки Санкт-Петербургского …, 2019 - psyjournals.ru</text:p>
          </table:table-cell>
          <table:table-cell office:value-type="string" calcext:value-type="string">
            <text:p>not English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Un_yatgAAAAJ&amp;hl=en&amp;oi=sra" xlink:type="simple">LR Squire</text:a>, JC Frascino, CS Rivera… - Proceedings of the …, 2021</text:p>
          </table:table-cell>
          <table:table-cell office:value-type="string" calcext:value-type="string">
            <text:p>not fMRI</text:p>
          </table:table-cell>
          <table:table-cell/>
        </table:table-row>
        <table:table-row table:style-name="ro1">
          <table:table-cell office:value-type="string" calcext:value-type="string">
            <text:p>BA Csorba, <text:a xlink:href="https://scholar.google.co.uk/citations?user=RufnPJsAAAAJ&amp;hl=en&amp;oi=sra" xlink:type="simple">MR Krause</text:a>, <text:a xlink:href="https://scholar.google.co.uk/citations?user=mEJCPeMAAAAJ&amp;hl=en&amp;oi=sra" xlink:type="simple">TP Zanos</text:a>, <text:a xlink:href="https://scholar.google.co.uk/citations?user=SMb_l2UAAAAJ&amp;hl=en&amp;oi=sra" xlink:type="simple">CC Pack</text:a> - bioRxiv, 2021</text:p>
          </table:table-cell>
          <table:table-cell office:value-type="string" calcext:value-type="string">
            <text:p>not huma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IAWS8yEAAAAJ&amp;hl=en&amp;oi=sra" xlink:type="simple">C Salvi</text:a>, E Bricolo, <text:a xlink:href="https://scholar.google.co.uk/citations?user=4insZUgAAAAJ&amp;hl=en&amp;oi=sra" xlink:type="simple">J Kounios</text:a>, <text:a xlink:href="https://scholar.google.co.uk/citations?user=CLyEnIQAAAAJ&amp;hl=en&amp;oi=sra" xlink:type="simple">E Bowden</text:a>… - Thinking &amp; …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Y Yuan, C Liu, J Luo - British Journal of Psychology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DtE_4eIAAAAJ&amp;hl=en&amp;oi=sra" xlink:type="simple">JM Kizilirmak</text:a>, JGG Da Silva, <text:a xlink:href="https://scholar.google.co.uk/citations?user=B5Gh1GsAAAAJ&amp;hl=en&amp;oi=sra" xlink:type="simple">F Imamoglu</text:a>… - Psychological …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azRUgnIAAAAJ&amp;hl=en&amp;oi=sra" xlink:type="simple">C Castelluccia</text:a>, <text:a xlink:href="https://scholar.google.co.uk/citations?user=4Gu4Zx4AAAAJ&amp;hl=en&amp;oi=sra" xlink:type="simple">M Dürmuth</text:a>, <text:a xlink:href="https://scholar.google.co.uk/citations?user=FC0ACFUAAAAJ&amp;hl=en&amp;oi=sra" xlink:type="simple">M Golla</text:a>… - Network and Distributed …, 2017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C Edlin - 2016 - sisaljournal.org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12WBwgwAAAAJ&amp;hl=en&amp;oi=sra" xlink:type="simple">CC Chang</text:a>, YH Lee, <text:a xlink:href="https://scholar.google.co.uk/citations?user=ev7uU2YAAAAJ&amp;hl=en&amp;oi=sra" xlink:type="simple">CJ Lin</text:a>, BS Liu… - Perceptual and Motor …, 2012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nVoF4NcAAAAJ&amp;hl=en&amp;oi=sra" xlink:type="simple">T Ishikawa</text:a>, <text:a xlink:href="https://scholar.google.co.uk/citations?user=QqG1pt4AAAAJ&amp;hl=en&amp;oi=sra" xlink:type="simple">K Mogi</text:a> - Cognitive neurodynamics, 201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D Hodgson, P Pettitt - Cambridge Archaeological Journal, 2018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M López - Cognitive psychology meets art: exploring creativi, 2012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R Chang, <text:a xlink:href="https://scholar.google.co.uk/citations?user=0MRhllIAAAAJ&amp;hl=en&amp;oi=sra" xlink:type="simple">AT Baria</text:a>, <text:a xlink:href="https://scholar.google.co.uk/citations?user=2E66toIAAAAJ&amp;hl=en&amp;oi=sra" xlink:type="simple">MW Flounders</text:a>… - Neuroscience of …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Zk2Lo3gAAAAJ&amp;hl=en&amp;oi=sra" xlink:type="simple">CM Schwiedrzik</text:a>, <text:a xlink:href="https://scholar.google.co.uk/citations?user=fZLdNigAAAAJ&amp;hl=en&amp;oi=sra" xlink:type="simple">L Melloni</text:a>, <text:a xlink:href="https://scholar.google.co.uk/citations?user=lBSjfagAAAAJ&amp;hl=en&amp;oi=sra" xlink:type="simple">A Schurger</text:a> - PLoS One, 2018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EJkCMXkAAAAJ&amp;hl=en&amp;oi=sra" xlink:type="simple">MFR Kets de Vries</text:a> - Coaching: An international journal of theory …, 2013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L-sDWJQAAAAJ&amp;hl=en&amp;oi=sra" xlink:type="simple">M López-González</text:a> - Human Vision and Electronic Imaging XX, 2015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Y Yuan, Y Zhao, X Zhang, C Liu… - … , Creativity, and the …, 2018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Y Zhao, <text:a xlink:href="https://scholar.google.co.uk/citations?user=mINykdQwol0C&amp;hl=en&amp;oi=sra" xlink:type="simple">B Hommel</text:a>, Y Yuan, Y Zhang… - Thinking Skills and …, 2019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nVoF4NcAAAAJ&amp;hl=en&amp;oi=sra" xlink:type="simple">T Ishikawa</text:a>, M Toshima, <text:a xlink:href="https://scholar.google.co.uk/citations?user=QqG1pt4AAAAJ&amp;hl=en&amp;oi=sra" xlink:type="simple">K Mogi</text:a> - Frontiers in …, 2019 - internal-journal.frontiersin.org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T Murata, T Hamada, T Shimokawa, <text:a xlink:href="https://scholar.google.co.uk/citations?user=8vZX3DMAAAAJ&amp;hl=en&amp;oi=sra" xlink:type="simple">M Tanifuji</text:a>… - PLoS …, 2014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X Du, K Zhang, J Wang, J Luo… - The Journal of Creative …, 2017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K Spence, L Sinclair, ML Morritt, S Laing - Journal of Neonatal Nursing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JMD Yoon, <text:a xlink:href="https://scholar.google.co.uk/citations?user=eGBx87EAAAAJ&amp;hl=en&amp;oi=sra" xlink:type="simple">N Witthoft</text:a>, <text:a xlink:href="https://scholar.google.co.uk/citations?user=zGNHlDsAAAAJ&amp;hl=en&amp;oi=sra" xlink:type="simple">J Winawer</text:a>, <text:a xlink:href="https://scholar.google.co.uk/citations?user=dErAioMAAAAJ&amp;hl=en&amp;oi=sra" xlink:type="simple">MC Frank</text:a>… - PloS one, 2014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H Stuyck, B Aben, <text:a xlink:href="https://scholar.google.co.uk/citations?user=k9F2HmUAAAAJ&amp;hl=en&amp;oi=sra" xlink:type="simple">A Cleeremans</text:a>… - Consciousness and …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IMaiPusAAAAJ&amp;hl=en&amp;oi=sra" xlink:type="simple">JC Flavell</text:a>, <text:a xlink:href="https://scholar.google.co.uk/citations?user=0Rhh84gAAAAJ&amp;hl=en&amp;oi=sra" xlink:type="simple">H Over</text:a>, <text:a xlink:href="https://scholar.google.co.uk/citations?user=81TuiN4AAAAJ&amp;hl=en&amp;oi=sra" xlink:type="simple">SP Tipper</text:a> - Journal of Experimental Psychology …, 2020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wcZPWOQAAAAJ&amp;hl=en&amp;oi=sra" xlink:type="simple">S Van de Cruys</text:a> - 2014 (Ph.D. thesis)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IAWS8yEAAAAJ&amp;hl=en&amp;oi=sra" xlink:type="simple">C Salvi</text:a> - Milano: Milano-Bicocca University, 2013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H Bai, <text:a xlink:href="https://scholar.google.co.uk/citations?user=zf5ljtcAAAAJ&amp;hl=en&amp;oi=sra" xlink:type="simple">LJ Ball</text:a>, Y Yuan, M Wang - Psychological Research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Bq7c0S4AAAAJ&amp;hl=en&amp;oi=sra" xlink:type="simple">AH Danek</text:a>, J Wiley - Cognition, 2020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BSvuM7QAAAAJ&amp;hl=en&amp;oi=sra" xlink:type="simple">YL Chang</text:a>, <text:a xlink:href="https://scholar.google.co.uk/citations?user=C43lDwkAAAAJ&amp;hl=en&amp;oi=sra" xlink:type="simple">HC Chen</text:a>, <text:a xlink:href="https://scholar.google.co.uk/citations?user=X8hmSgkAAAAJ&amp;hl=en&amp;oi=sra" xlink:type="simple">IC Wu</text:a>, <text:a xlink:href="https://scholar.google.co.uk/citations?user=FQpTY6IAAAAJ&amp;hl=en&amp;oi=sra" xlink:type="simple">JH Chang</text:a>, <text:a xlink:href="https://scholar.google.co.uk/citations?user=FaFYSM0AAAAJ&amp;hl=en&amp;oi=sra" xlink:type="simple">CL Wu</text:a> -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N Rubin - Art &amp; Perception, 2015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Y Alexandrov, O Svarnik, I Znamenskaya… - Journal of Analytical …, 2020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JW Pilcher - Journal for nurses in professional development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Z Liu, <text:a xlink:href="https://scholar.google.co.uk/citations?user=zf5ljtcAAAAJ&amp;hl=en&amp;oi=sra" xlink:type="simple">LJ Ball</text:a>, T Huang, Y Yuan… - Creativity Research …, 2020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K Ding, <text:a xlink:href="https://scholar.google.co.uk/citations?user=ShOQlfgAAAAJ&amp;hl=en&amp;oi=sra" xlink:type="simple">Q Chen</text:a>, W Yang, X Wang, D Yang, C Ding… - Current …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cQ9XEXYAAAAJ&amp;hl=en&amp;oi=sra" xlink:type="simple">L Han</text:a>, <text:a xlink:href="https://scholar.google.co.uk/citations?user=tFy6oEUAAAAJ&amp;hl=en&amp;oi=sra" xlink:type="simple">AY Leib</text:a>, <text:a xlink:href="https://scholar.google.co.uk/citations?user=VH7RnnAAAAAJ&amp;hl=en&amp;oi=sra" xlink:type="simple">Z Chen</text:a>, <text:a xlink:href="https://scholar.google.co.uk/citations?user=00RihbwAAAAJ&amp;hl=en&amp;oi=sra" xlink:type="simple">D Whitney</text:a> - Attention, Perception, &amp; …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YCbSzJgAAAAJ&amp;hl=en&amp;oi=sra" xlink:type="simple">X Wu</text:a>, Y Liu, J Luo - Frontiers in psychology, 2018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X Du, <text:a xlink:href="https://scholar.google.co.uk/citations?user=vU6fxLoAAAAJ&amp;hl=en&amp;oi=sra" xlink:type="simple">C Cui</text:a>, Z Hu, K Zhang, Y Song - Psychological Research, 202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J Davis, M Balda, D Rock, P McGinniss, <text:a xlink:href="https://scholar.google.co.uk/citations?user=MVfuAVAAAAAJ&amp;hl=en&amp;oi=sra" xlink:type="simple">L Davachi</text:a> -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4StMMT0AAAAJ&amp;hl=en&amp;oi=sra" xlink:type="simple">S Vassallo</text:a> - 2020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9wlSjOwAAAAJ&amp;hl=en&amp;oi=sra" xlink:type="simple">TL Costa</text:a>, <text:a xlink:href="https://scholar.google.co.uk/citations?user=BjwCO0IAAAAJ&amp;hl=en&amp;oi=sra" xlink:type="simple">J Wagemans</text:a> - Scientific Reports, 2021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Y Pyryev - Scientific Notes Journal of St. Petersburg State …, 2019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S CHEN, Z LIANG, X LI, Y CHEN, Q ZHAO… - Acta Psychologica …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C Jung - Dark Matter of the Mind: The Culturally Articulated …, 2016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cdsmBroAAAAJ&amp;hl=en&amp;oi=sra" xlink:type="simple">C Gambi</text:a>, <text:a xlink:href="https://scholar.google.co.uk/citations?user=XuVJlSAAAAAJ&amp;hl=en&amp;oi=sra" xlink:type="simple">F Zhang</text:a> - 2021 - psyarxiv.com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R Liu, F Yu, J Zhang, W Zhang, J Luo - Creativity Research Journal, 2021 -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Y Yuan, F Lu, C Liu, J Luo… - The Spanish journal of …, 2019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KVT Seakgwa - 2019 - etd.uwc.ac.za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wcZPWOQAAAAJ&amp;hl=en&amp;oi=sra" xlink:type="simple">S Van de Cruys</text:a>, <text:a xlink:href="https://scholar.google.co.uk/citations?user=2JFUa24AAAAJ&amp;hl=en&amp;oi=sra" xlink:type="simple">C Damiano</text:a>, <text:a xlink:href="https://scholar.google.co.uk/citations?user=HT_eCtYAAAAJ&amp;hl=en&amp;oi=sra" xlink:type="simple">Y Boddez</text:a>, <text:a xlink:href="https://scholar.google.co.uk/citations?user=JtDYpaUAAAAJ&amp;hl=en&amp;oi=sra" xlink:type="simple">M Król</text:a>… - Cognition, 2021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W Shen, H Bai, Y Yuan, <text:a xlink:href="https://scholar.google.co.uk/citations?user=zf5ljtcAAAAJ&amp;hl=en&amp;oi=sra" xlink:type="simple">LJ Ball</text:a>, F Lu - Psychological Research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NqG925wAAAAJ&amp;hl=en&amp;oi=sra" xlink:type="simple">J Blake</text:a> - iase-web.org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S Korovkin, A Savinova, J Padalka… - Journal of Cognitive …, 2020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S Park, K Lee, ON Kwon - Communications of Mathematical …, 2019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0jz3oswAAAAJ&amp;hl=en&amp;oi=sra" xlink:type="simple">O Marmur</text:a>, <text:a xlink:href="https://scholar.google.co.uk/citations?user=SGzIo0sAAAAJ&amp;hl=en&amp;oi=sra" xlink:type="simple">B Koichu</text:a> - Mathematical Thinking and Learning, 2021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FC0ACFUAAAAJ&amp;hl=en&amp;oi=sra" xlink:type="simple">M Golla</text:a> - 2020 - maximiliangolla.com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5">
          <table:table-cell office:value-type="string" calcext:value-type="string">
            <text:p>N Császár, I Bókkon - Activitas Nervosa Superior, 2019 </text:p>
          </table:table-cell>
          <table:table-cell office:value-type="string" calcext:value-type="string">
            <text:p>not neur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Z_YfMdwAAAAJ&amp;hl=en&amp;oi=sra" xlink:type="simple">E Sohoglu</text:a>, <text:a xlink:href="https://scholar.google.co.uk/citations?user=IY48iIIAAAAJ&amp;hl=en&amp;oi=sra" xlink:type="simple">MH Davis</text:a> - … of the National Academy of Sciences, 2016</text:p>
          </table:table-cell>
          <table:table-cell office:value-type="string" calcext:value-type="string">
            <text:p>Not-aha-effect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uou7z0wAAAAJ&amp;hl=en&amp;oi=sra" xlink:type="simple">Y Luo</text:a>, <text:a xlink:href="https://scholar.google.co.uk/citations?user=LHjM-YYAAAAJ&amp;hl=en&amp;oi=sra" xlink:type="simple">S Qin</text:a>, <text:a xlink:href="https://scholar.google.co.uk/citations?user=YAe5ICoAAAAJ&amp;hl=en&amp;oi=sra" xlink:type="simple">G Fernandez</text:a>, Y Zhang… - Human Brain …, 2014</text:p>
          </table:table-cell>
          <table:table-cell office:value-type="string" calcext:value-type="string">
            <text:p>Not-aha-effect</text:p>
          </table:table-cell>
          <table:table-cell/>
        </table:table-row>
        <table:table-row table:style-name="ro1">
          <table:table-cell office:value-type="string" calcext:value-type="string">
            <text:p>M Clos, <text:a xlink:href="https://scholar.google.co.uk/citations?user=q_X-IPoAAAAJ&amp;hl=en&amp;oi=sra" xlink:type="simple">R Langner</text:a>, <text:a xlink:href="https://scholar.google.co.uk/citations?user=g3QaavUAAAAJ&amp;hl=en&amp;oi=sra" xlink:type="simple">M Meyer</text:a>, <text:a xlink:href="https://scholar.google.co.uk/citations?user=BsYUGzoAAAAJ&amp;hl=en&amp;oi=sra" xlink:type="simple">MS Oechslin</text:a>… - Human brain …, 2014</text:p>
          </table:table-cell>
          <table:table-cell office:value-type="string" calcext:value-type="string">
            <text:p>Not-aha-effect</text:p>
          </table:table-cell>
          <table:table-cell/>
        </table:table-row>
        <table:table-row table:style-name="ro1">
          <table:table-cell office:value-type="string" calcext:value-type="string">
            <text:p>SJ Shettleworth - Canadian Journal of Experimental Psychology …, 2012</text:p>
          </table:table-cell>
          <table:table-cell office:value-type="string" calcext:value-type="string">
            <text:p>Not-humans</text:p>
          </table:table-cell>
          <table:table-cell/>
        </table:table-row>
        <table:table-row table:style-name="ro1">
          <table:table-cell office:value-type="string" calcext:value-type="string">
            <text:p>L Stamova, N Anoshkina… - Indian Journal …, 2016 </text:p>
          </table:table-cell>
          <table:table-cell office:value-type="string" calcext:value-type="string">
            <text:p>Not-humans</text:p>
          </table:table-cell>
          <table:table-cell/>
        </table:table-row>
        <table:table-row table:style-name="ro5">
          <table:table-cell office:value-type="string" calcext:value-type="string">
            <text:p><text:a xlink:href="https://scholar.google.co.uk/citations?user=DtE_4eIAAAAJ&amp;hl=en&amp;oi=sra" xlink:type="simple">JM Kizilirmak</text:a>, <text:a xlink:href="https://scholar.google.co.uk/citations?user=5Z0HQk8AAAAJ&amp;hl=en&amp;oi=sra" xlink:type="simple">BH Schott</text:a>, H Thuerich… - Consciousness and …, 2019 </text:p>
          </table:table-cell>
          <table:table-cell office:value-type="string" calcext:value-type="string">
            <text:p>not a direct re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4insZUgAAAAJ&amp;hl=en&amp;oi=sra" xlink:type="simple">J Kounios</text:a>, <text:a xlink:href="https://scholar.google.co.uk/citations?user=vCBVe7sAAAAJ&amp;hl=en&amp;oi=sra" xlink:type="simple">M Beeman</text:a> - Annual review of psychology, 2014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uMgy3EkAAAAJ&amp;hl=en&amp;oi=sra" xlink:type="simple">MS Hannula</text:a> - Research in Mathematics Education, 2012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M Clos, <text:a xlink:href="https://scholar.google.co.uk/citations?user=cZ5iKNMAAAAJ&amp;hl=en&amp;oi=sra" xlink:type="simple">K Amunts</text:a>, <text:a xlink:href="https://scholar.google.co.uk/citations?user=qgU89nQAAAAJ&amp;hl=en&amp;oi=sra" xlink:type="simple">AR Laird</text:a>, <text:a xlink:href="https://scholar.google.co.uk/citations?user=Au7CXkkAAAAJ&amp;hl=en&amp;oi=sra" xlink:type="simple">PT Fox</text:a>, <text:a xlink:href="https://scholar.google.co.uk/citations?user=wjpISMAAAAAJ&amp;hl=en&amp;oi=sra" xlink:type="simple">SB Eickhoff</text:a> - Neuroimage, 2013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uMgy3EkAAAAJ&amp;hl=en&amp;oi=sra" xlink:type="simple">MS Hannula</text:a> - Selected regular lectures from the 12th international …, 2015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W Shen, Y Yuan, C Liu, J Luo - Thinking &amp; Reasoning, 2017 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L-sDWJQAAAAJ&amp;hl=en&amp;oi=sra" xlink:type="simple">M López-González</text:a>, CJ Limb - Cerebrum: the dana forum on brain …, 2012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JR Schore - Smith College Studies in Social Work, 201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WB Shen, J Luo, C Liu, Y Yuan - Chinese Science Bulletin, 2013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CdkB43YAAAAJ&amp;hl=en&amp;oi=sra" xlink:type="simple">N Miura</text:a>, Y Sasaki, K Hasegawa, HC Tanabe - … Among Neanderthals and …, 2019 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6">
          <table:table-cell office:value-type="string" calcext:value-type="string">
            <text:p>M Clos, <text:a xlink:href="https://scholar.google.co.uk/citations?user=cZ5iKNMAAAAJ&amp;hl=en&amp;oi=sra" xlink:type="simple">K Amunts</text:a>, <text:a xlink:href="https://scholar.google.co.uk/citations?user=qgU89nQAAAAJ&amp;hl=en&amp;oi=sra" xlink:type="simple">AR Laird</text:a>, <text:a xlink:href="https://scholar.google.co.uk/citations?user=Au7CXkkAAAAJ&amp;hl=en&amp;oi=sra" xlink:type="simple">PT Fox</text:a>, <text:a xlink:href="https://scholar.google.co.uk/citations?user=wjpISMAAAAAJ&amp;hl=en&amp;oi=sra" xlink:type="simple">SB Eickhoff</text:a> - … voice hearing–a pivotal role for … - d-nb.info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uMgy3EkAAAAJ&amp;hl=en&amp;oi=sra" xlink:type="simple">MS Hannula</text:a> - 2020 </text:p>
          </table:table-cell>
          <table:table-cell office:value-type="string" calcext:value-type="string">
            <text:p>review(book)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wcZPWOQAAAAJ&amp;hl=en&amp;oi=sra" xlink:type="simple">S Van de Cruys</text:a>, <text:a xlink:href="https://scholar.google.co.uk/citations?user=BjwCO0IAAAAJ&amp;hl=en&amp;oi=sra" xlink:type="simple">J Wagemans</text:a> - i-Perception, 2011</text:p>
          </table:table-cell>
          <table:table-cell office:value-type="string" calcext:value-type="string">
            <text:p>theory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AmR9E_4AAAAJ&amp;hl=en&amp;oi=sra" xlink:type="simple">S Preminger</text:a> - Frontiers in human neuroscience, 2012</text:p>
          </table:table-cell>
          <table:table-cell office:value-type="string" calcext:value-type="string">
            <text:p>theory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DtE_4eIAAAAJ&amp;hl=en&amp;oi=sra" xlink:type="simple">JM Kızılırmak</text:a></text:p>
          </table:table-cell>
          <table:table-cell office:value-type="string" calcext:value-type="string">
            <text:p>unpublished</text:p>
          </table:table-cell>
          <table:table-cell/>
        </table:table-row>
        <table:table-row table:style-name="ro1">
          <table:table-cell office:value-type="string" calcext:value-type="string">
            <text:p>PT Hu - 2018 - knowledge.uchicago.edu</text:p>
          </table:table-cell>
          <table:table-cell office:value-type="string" calcext:value-type="string">
            <text:p>unpublished Ph.D. dissert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0NWmnJYAAAAJ&amp;hl=en&amp;oi=sra" xlink:type="simple">GM Di Liberto</text:a> - 2017 - tara.tcd.ie</text:p>
          </table:table-cell>
          <table:table-cell office:value-type="string" calcext:value-type="string">
            <text:p>unpublished Ph.D. dissert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0IrpdBkAAAAJ&amp;hl=en&amp;oi=sra" xlink:type="simple">CB Chesebrough</text:a> - 2021 - search.proquest.com</text:p>
          </table:table-cell>
          <table:table-cell office:value-type="string" calcext:value-type="string">
            <text:p>unpublished Ph.D. dissert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.uk/citations?user=B5Gh1GsAAAAJ&amp;hl=en&amp;oi=sra" xlink:type="simple">F Imamoglu</text:a> - 2014 - depositonce.tu-berlin.de</text:p>
          </table:table-cell>
          <table:table-cell office:value-type="string" calcext:value-type="string">
            <text:p>unpublished Ph.D. dissertation</text:p>
          </table:table-cell>
          <table:table-cell/>
        </table:table-row>
        <table:table-row table:style-name="ro1">
          <table:table-cell office:value-type="string" calcext:value-type="string">
            <text:p>JJS Finnemann - 2019 - repository.cam.ac.uk</text:p>
          </table:table-cell>
          <table:table-cell office:value-type="string" calcext:value-type="string">
            <text:p>unpublished Ph.D. dissertatio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1-10-05T08:58:09.569406796</meta:creation-date>
    <dc:date>2021-10-05T11:34:03.294525436</dc:date>
    <dc:creator>Andy Wills</dc:creator>
    <meta:editing-duration>PT1H14M16S</meta:editing-duration>
    <meta:editing-cycles>14</meta:editing-cycles>
    <meta:generator>LibreOffice/6.4.7.2$Linux_X86_64 LibreOffice_project/40$Build-2</meta:generator>
    <meta:document-statistic meta:table-count="1" meta:cell-count="263" meta:object-count="0"/>
  </office:meta>
</office:document-meta>
</file>